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te Ein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zwe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dre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fün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sech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sieb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ach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dreiundzwanzi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5-30T15:26:17</meta:creation-date>
    <dc:date>2008-05-30T15:28:25</dc:date>
    <dc:language>de-DE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3" meta:paragraph-count="9" meta:word-count="18" meta:character-count="100"/>
  </office:meta>
</office:document-meta>
</file>